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</office:automatic-styles>
  <office:body>
    <office:drawing>
      <draw:page draw:name="page1" draw:style-name="dp1" draw:master-page-name="Default">
        <draw:line draw:style-name="gr1" draw:text-style-name="P1" draw:layer="layout" svg:x1="7.096cm" svg:y1="18.272cm" svg:x2="9.636cm" svg:y2="16.748cm">
          <text:p/>
        </draw:line>
        <draw:line draw:style-name="gr1" draw:text-style-name="P1" draw:layer="layout" svg:x1="7.096cm" svg:y1="18.273cm" svg:x2="9.636cm" svg:y2="19.415cm">
          <text:p/>
        </draw:line>
        <draw:line draw:style-name="gr1" draw:text-style-name="P1" draw:layer="layout" svg:x1="9.636cm" svg:y1="16.748cm" svg:x2="12.049cm" svg:y2="15.986cm">
          <text:p/>
        </draw:line>
        <draw:line draw:style-name="gr1" draw:text-style-name="P1" draw:layer="layout" svg:x1="9.636cm" svg:y1="16.748cm" svg:x2="12.049cm" svg:y2="17.51cm">
          <text:p/>
        </draw:line>
        <draw:frame draw:style-name="gr2" draw:text-style-name="P2" draw:layer="layout" svg:width="0.884cm" svg:height="0.338cm" svg:x="7.511cm" svg:y="17.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892cm" svg:height="0.338cm" svg:x="7.537cm" svg:y="19.03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06cm" svg:height="0.309cm" svg:x="9.132cm" svg:y="16.3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414cm" svg:height="0.309cm" svg:x="9.412cm" svg:y="19.6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1.011cm" svg:height="0.363cm" svg:x="10.235cm" svg:y="17.3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402cm" svg:height="0.309cm" svg:x="11.799cm" svg:y="15.50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399cm" svg:height="0.309cm" svg:x="11.795cm" svg:y="17.70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2" draw:layer="layout" svg:width="1.013cm" svg:height="0.363cm" svg:x="10.108cm" svg:y="15.8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3" draw:layer="layout" svg:width="3.412cm" svg:height="0.363cm" svg:x="12.871cm" svg:y="15.60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3" draw:layer="layout" svg:width="3.407cm" svg:height="0.363cm" svg:x="12.811cm" svg:y="17.12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30T21:03:49.172019610</dc:date>
    <meta:editing-duration>PT3H4M10S</meta:editing-duration>
    <meta:editing-cycles>65</meta:editing-cycles>
    <meta:generator>LibreOffice/6.4.7.2$Linux_X86_64 LibreOffice_project/40$Build-2</meta:generator>
    <meta:document-statistic meta:object-count="14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i>F</mi>
        </mrow>
        <mo fence="true" stretchy="false">)</mo>
      </mrow>
    </mrow>
    <annotation encoding="StarMath 5.0">P( F) 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F</mi>
              <mo stretchy="false">∩</mo>
              <mover accent="true">
                <mi>C</mi>
                <mo>¯</mo>
              </mover>
            </mrow>
          </mrow>
          <mo fence="true" stretchy="false">)</mo>
        </mrow>
        <mo stretchy="false">=</mo>
        <mi>P</mi>
      </mrow>
      <mrow>
        <mo fence="true" stretchy="false">(</mo>
        <mrow>
          <mi>F</mi>
        </mrow>
        <mo fence="true" stretchy="false">)</mo>
      </mrow>
      <mi>.</mi>
      <msub>
        <mi>P</mi>
        <mi>F</mi>
      </msub>
      <mrow>
        <mo fence="true" stretchy="false">(</mo>
        <mrow>
          <mover accent="true">
            <mi>C</mi>
            <mo>¯</mo>
          </mover>
        </mrow>
        <mo fence="true" stretchy="false">)</mo>
      </mrow>
    </mrow>
    <annotation encoding="StarMath 5.0">P(F intersection overline {C} ) = P(F). P_{F}(overline {C}) </annotation>
  </semantics>
</math>
</file>

<file path=Object 2/content.xml><?xml version="1.0" encoding="utf-8"?>
<math xmlns="http://www.w3.org/1998/Math/MathML" display="block">
  <semantics>
    <mrow>
      <mi>P</mi>
      <mrow>
        <mo fence="true" stretchy="false">(</mo>
        <mrow>
          <mi>G</mi>
        </mrow>
        <mo fence="true" stretchy="false">)</mo>
      </mrow>
    </mrow>
    <annotation encoding="StarMath 5.0">P( G) </annotation>
  </semantics>
</math>
</file>

<file path=Object 3/content.xml><?xml version="1.0" encoding="utf-8"?>
<math xmlns="http://www.w3.org/1998/Math/MathML" display="block">
  <semantics>
    <mrow>
      <msub>
        <mi>P</mi>
        <mi>F</mi>
      </msub>
      <mrow>
        <mo fence="true" stretchy="false">(</mo>
        <mrow>
          <mi>C</mi>
        </mrow>
        <mo fence="true" stretchy="false">)</mo>
      </mrow>
    </mrow>
    <annotation encoding="StarMath 5.0">P_{F}( C) </annotation>
  </semantics>
</math>
</file>

<file path=Object 4/content.xml><?xml version="1.0" encoding="utf-8"?>
<math xmlns="http://www.w3.org/1998/Math/MathML" display="block">
  <semantics>
    <mstyle color="blue">
      <mi>F</mi>
    </mstyle>
    <annotation encoding="StarMath 5.0">Color blue { F}</annotation>
  </semantics>
</math>
</file>

<file path=Object 5/content.xml><?xml version="1.0" encoding="utf-8"?>
<math xmlns="http://www.w3.org/1998/Math/MathML" display="block">
  <semantics>
    <mstyle color="blue">
      <mi>G</mi>
    </mstyle>
    <annotation encoding="StarMath 5.0">Color blue { G}</annotation>
  </semantics>
</math>
</file>

<file path=Object 6/content.xml><?xml version="1.0" encoding="utf-8"?>
<math xmlns="http://www.w3.org/1998/Math/MathML" display="block">
  <semantics>
    <mrow>
      <msub>
        <mi>P</mi>
        <mi>F</mi>
      </msub>
      <mrow>
        <mo fence="true" stretchy="false">(</mo>
        <mrow>
          <mover accent="true">
            <mi>C</mi>
            <mo>¯</mo>
          </mover>
        </mrow>
        <mo fence="true" stretchy="false">)</mo>
      </mrow>
    </mrow>
    <annotation encoding="StarMath 5.0">P_{F}( overline {C} ) </annotation>
  </semantics>
</math>
</file>

<file path=Object 7/content.xml><?xml version="1.0" encoding="utf-8"?>
<math xmlns="http://www.w3.org/1998/Math/MathML" display="block">
  <semantics>
    <mstyle color="blue">
      <mi>C</mi>
    </mstyle>
    <annotation encoding="StarMath 5.0">Color blue {C}</annotation>
  </semantics>
</math>
</file>

<file path=Object 8/content.xml><?xml version="1.0" encoding="utf-8"?>
<math xmlns="http://www.w3.org/1998/Math/MathML" display="block">
  <semantics>
    <mstyle color="blue">
      <mover accent="true">
        <mi>C</mi>
        <mo>¯</mo>
      </mover>
    </mstyle>
    <annotation encoding="StarMath 5.0">Color blue { overline {C}}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F</mi>
              <mo stretchy="false">∩</mo>
              <mi>C</mi>
            </mrow>
          </mrow>
          <mo fence="true" stretchy="false">)</mo>
        </mrow>
        <mo stretchy="false">=</mo>
        <mi>P</mi>
      </mrow>
      <mrow>
        <mo fence="true" stretchy="false">(</mo>
        <mrow>
          <mi>F</mi>
        </mrow>
        <mo fence="true" stretchy="false">)</mo>
      </mrow>
      <mi>.</mi>
      <msub>
        <mi>P</mi>
        <mi>F</mi>
      </msub>
      <mrow>
        <mo fence="true" stretchy="false">(</mo>
        <mrow>
          <mi>C</mi>
        </mrow>
        <mo fence="true" stretchy="false">)</mo>
      </mrow>
    </mrow>
    <annotation encoding="StarMath 5.0">P(F intersection C) = P(F). P_{F}( C) </annotation>
  </semantics>
</math>
</file>